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CILA DEL ROSARIO, LION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36659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770171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ACILA DEL ROSARIO, LION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3685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48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528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7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9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RAMOGEN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1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1:42:0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